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4d7" officeooo:paragraph-rsid="000d04d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7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2">T</text:span>abelle utilizzate nella base di dati:</text:p>
      <text:p text:style-name="P1"/>
      <text:p text:style-name="P1"/>
      <text:p text:style-name="P1">AUTORE { <text:span text:style-name="T1">id</text:span>, anno_morte, anno_nascita, cognome, nazionalita, nome}</text:p>
      <text:p text:style-name="P1"/>
      <text:p text:style-name="P1">QUADRO { <text:span text:style-name="T1">id</text:span>, altezza, anno, lunghezza, tecnica, titolo, autore_id } con vincolo di integrità referenziale tra autore_id e la chiave di AUTORE </text:p>
      <text:p text:style-name="P1"/>
      <text:p text:style-name="P1">USER_ROLES {<text:span text:style-name="T1">user_role_id, username,</text:span> role} con vincolo di intergrità referenziale tra user_role_id e la chiave di USERS</text:p>
      <text:p text:style-name="P1"/>
      <text:p text:style-name="P1">USERS {<text:span text:style-name="T1">id,</text:span> enabled, password, username 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3:12:04.084833021</meta:creation-date>
    <dc:date>2017-06-20T13:13:29.719068416</dc:date>
    <meta:editing-duration>PT1M26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5" meta:word-count="58" meta:character-count="404" meta:non-whitespace-character-count="350"/>
  </office:meta>
</office:document-meta>
</file>